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1pt" style:font-size-complex="21pt"/>
    </style:style>
    <style:style style:name="T3" style:family="text">
      <style:text-properties fo:font-size="20pt" style:font-size-asian="16pt" style:font-size-complex="16pt"/>
    </style:style>
    <style:style style:name="T4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ogramação dentro do banc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petição básica</text:p>
              </text:list-item>
              <text:list-item>
                <text:p>Tipos dentro do PL/pg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petição em PL/pgSQ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odemos ter uma estrutura do tipo ‘repita’ de três maneiras dentro do PL/pgSQL</text:p>
                <text:list>
                  <text:list-item>
                    <text:p>Loop, for e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strutura <text:span text:style-name="T1">f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[ &lt;&lt;rótulo&gt;&gt; ]</text:p>
            <text:p>for contador in [[ reverse ] [from .. to] [ by passo ]] loop</text:p>
            <text:p><text:s text:c="4"/>corpo</text:p>
            <text:p>end loop [ rótulo ]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</text:p>
            <text:p>begin</text:p>
            <text:p><text:s text:c="3"/>for counter in reverse 5..1 loop</text:p>
            <text:p><text:s text:c="6"/>raise notice 'counter: %', counter;</text:p>
            <text:p><text:s text:c="3"/>end loop;</text:p>
            <text:p>end; $$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</text:p>
            <text:p>begin </text:p>
            <text:p><text:s text:c="2"/>for counter in 1..6 by 2 loop</text:p>
            <text:p><text:s text:c="4"/>raise notice 'counter: %', counter;</text:p>
            <text:p><text:s text:c="2"/>end loop;</text:p>
            <text:p>end; $$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s tipos do PL/pgSQ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lém do tipo integer (aula anterior) quais os tipos disponíveis?</text:p>
                <text:list>
                  <text:list-item>
                    <text:p>Os mesmos tipos básicos do Postgres e mais alguns:</text:p>
                    <text:list>
                      <text:list-item>
                        <text:p>Ex: boolean, date, integer, real, text, time, varchar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 </text:p>
            <text:p>declare</text:p>
            <text:p><text:s text:c="3"/>id integer = 1;</text:p>
            <text:p><text:s text:c="3"/>nome varchar(50) = 'John';</text:p>
            <text:p><text:s text:c="3"/>salario real = 2000.1;</text:p>
            <text:p>begin </text:p>
            <text:p><text:s text:c="3"/>raise notice 'O usuário com ID % e nome % recebeu % reais de salário', id, nome, salario;</text:p>
            <text:p>end $$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teração de valor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alteração de valores de variáveis existentes pode ocorrer ao longo do programa, DESDE que as variáveis tenham sido declaradas</text:p>
              </text:list-item>
              <text:list-item>
                <text:p>Versões mais recentes aceitam tanto “:=” como somente “=” como comandos de atribui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text-style-name="P1" draw:layer="layout" svg:width="24cm" svg:height="12.18cm" svg:x="1.894cm" svg:y="4.597cm" presentation:class="outline" presentation:user-transformed="true">
          <draw:text-box>
            <text:p><text:span text:style-name="T2">do $$ </text:span></text:p>
            <text:p><text:span text:style-name="T2">declare</text:span></text:p>
            <text:p><text:span text:style-name="T2"><text:s text:c="3"/></text:span><text:span text:style-name="T2">id integer;</text:span></text:p>
            <text:p><text:span text:style-name="T2"><text:s text:c="3"/></text:span><text:span text:style-name="T2">nome varchar(50) = 'John';</text:span></text:p>
            <text:p><text:span text:style-name="T2"><text:s text:c="3"/></text:span><text:span text:style-name="T2">salario real;</text:span></text:p>
            <text:p><text:span text:style-name="T2">begin</text:span></text:p>
            <text:p><text:span text:style-name="T2"><text:s text:c="3"/></text:span><text:span text:style-name="T2">id := 1;</text:span></text:p>
            <text:p><text:span text:style-name="T2"><text:s text:c="3"/></text:span><text:span text:style-name="T2">salario = 2112.0; -- é possível misturar os sinais</text:span></text:p>
            <text:p><text:span text:style-name="T2"><text:s text:c="3"/></text:span><text:span text:style-name="T2">raise notice 'O usuário com ID % e nome % recebeu % reais de salário', id, nome, salario;</text:span></text:p>
            <text:p><text:span text:style-name="T2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 se eu quiser utilizar os tipos de dados iguais aos de alguma coluna de uma tabela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 se eu quiser utilizar os tipos de dados iguais aos de alguma coluna de uma tabela?</text:p>
            <text:p/>
            <text:p>variavel nome_tabela.nome_coluna%type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 text:style-name="P4"><text:span text:style-name="T3">do $$ </text:span></text:p>
            <text:p text:style-name="P4"><text:span text:style-name="T3">declare</text:span></text:p>
            <text:p text:style-name="P4"><text:span text:style-name="T3"><text:s text:c="3"/></text:span><text:span text:style-name="T3">id student.teacher_id%type; -- Vai pegar o tipo daquela coluna</text:span></text:p>
            <text:p text:style-name="P4"><text:span text:style-name="T3">begin</text:span></text:p>
            <text:p text:style-name="P4"><text:span text:style-name="T3"><text:s text:c="3"/></text:span><text:span text:style-name="T3">-- conta o número de registros</text:span></text:p>
            <text:p text:style-name="P4"><text:span text:style-name="T3"><text:s text:c="3"/></text:span><text:span text:style-name="T3">select teacher_id as contador </text:span></text:p>
            <text:p text:style-name="P4"><text:span text:style-name="T3"><text:s text:c="3"/></text:span><text:span text:style-name="T3">into id</text:span></text:p>
            <text:p text:style-name="P4"><text:span text:style-name="T3"><text:s text:c="3"/></text:span><text:span text:style-name="T3">from teacher where name = “Anakin”;</text:span></text:p>
            <text:p text:style-name="P4"><text:span text:style-name="T3"><text:s text:c="3"/></text:span><text:span text:style-name="T3">-- mostra o resultado</text:span></text:p>
            <text:p text:style-name="P4"><text:span text:style-name="T3"><text:s text:c="3"/></text:span><text:span text:style-name="T3">raise notice 'Número é %', contador;</text:span></text:p>
            <text:p text:style-name="P4"><text:span text:style-name="T3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 row (linh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CLARE</text:p>
                <text:list>
                  <text:list-item>
                    <text:p>Linha teacher%rowtype; 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 row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p><text:span text:style-name="T4">DO $$</text:span></text:p>
            <text:p><text:span text:style-name="T4">DECLARE</text:span></text:p>
            <text:p><text:span text:style-name="T4"><text:s text:c="4"/></text:span><text:span text:style-name="T4">-- Declaramos uma variável de linha que terá o mesmo tipo de uma linha da tabela 'clientes'</text:span></text:p>
            <text:p><text:span text:style-name="T4"><text:s text:c="4"/></text:span><text:span text:style-name="T4">linha teacher%ROWTYPE;</text:span></text:p>
            <text:p><text:span text:style-name="T4">BEGIN</text:span></text:p>
            <text:p><text:span text:style-name="T4"><text:s text:c="4"/></text:span><text:span text:style-name="T4">-- Usamos um loop FOR para iterar sobre cada linha da tabela 'clientes'</text:span></text:p>
            <text:p><text:span text:style-name="T4"><text:s text:c="4"/></text:span><text:span text:style-name="T4">FOR linha IN SELECT * FROM teacher LOOP</text:span></text:p>
            <text:p><text:span text:style-name="T4"><text:s text:c="8"/></text:span><text:span text:style-name="T4">-- Exibimos os valores das colunas da linha atual</text:span></text:p>
            <text:p><text:span text:style-name="T4"><text:s text:c="8"/></text:span><text:span text:style-name="T4">RAISE NOTICE 'ID: %, Nome: %, Lado: %', linha.id, linha.name, linha.side;</text:span></text:p>
            <text:p><text:span text:style-name="T4"><text:s text:c="4"/></text:span><text:span text:style-name="T4">END LOOP;</text:span></text:p>
            <text:p><text:span text:style-name="T4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o </text:p>
              </text:list-item>
              <text:list-item>
                <text:p>$$</text:p>
              </text:list-item>
              <text:list-item>
                <text:p>begin</text:p>
              </text:list-item>
              <text:list-item>
                <text:p><text:s text:c="3"/>for counter in 1..5 loop</text:p>
              </text:list-item>
              <text:list-item>
                <text:p>raise notice 'counter: %', counter;</text:p>
              </text:list-item>
              <text:list-item>
                <text:p><text:s text:c="3"/>end loop;</text:p>
              </text:list-item>
              <text:list-item>
                <text:p>end; </text:p>
              </text:list-item>
              <text:list-item>
                <text:p>$$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oop https://www.postgresqltutorial.com/postgresql-plpgsql/plpgsql-loop-statements/</text:p>
              </text:list-item>
              <text:list-item>
                <text:p>Tipos de dados PostgreSQL https://www.postgresql.org/docs/current/datatype.html</text:p>
              </text:list-item>
              <text:list-item>
                <text:p>https://www.postgresqltutorial.com/postgresql-plpgsql/plpgsql-variables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adornments="Normal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2H50M2S</meta:editing-duration>
    <meta:editing-cycles>114</meta:editing-cycles>
    <meta:generator>LibreOffice/7.3.7.2$Linux_X86_64 LibreOffice_project/30$Build-2</meta:generator>
    <dc:title>Impress</dc:title>
    <dc:date>2024-07-08T21:35:16.790951866</dc:date>
    <meta:document-statistic meta:object-count="110"/>
  </office:meta>
</office:document-meta>
</file>